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385cm" fo:min-width="0.45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385cm" fo:min-width="9.6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Arial" fo:font-size="10pt" style:font-size-asian="10pt" style:font-size-complex="10pt"/>
    </style:style>
    <style:style style:name="T1" style:family="text">
      <style:text-properties style:font-name="Cascadia Code1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0.952cm" svg:height="0.635cm" svg:x="0.476cm" svg:y="0.6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0.635cm">
              <text:p text:style-name="P1"><text:span text:style-name="T1">01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0.635cm">
              <text:p text:style-name="P1"><text:span text:style-name="T1">02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0.635cm">
              <text:p text:style-name="P1"><text:span text:style-name="T1">0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0.635cm">
              <text:p text:style-name="P1"><text:span text:style-name="T1">04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0.635cm">
              <text:p text:style-name="P1"><text:span text:style-name="T1">05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0.635cm">
              <text:p text:style-name="P1"><text:span text:style-name="T1">06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0.635cm">
              <text:p text:style-name="P1"><text:span text:style-name="T1">07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0.635cm">
              <text:p text:style-name="P1"><text:span text:style-name="T1">08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0.635cm">
              <text:p text:style-name="P1"><text:span text:style-name="T1">09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0.635cm">
              <text:p text:style-name="P1"><text:span text:style-name="T1">0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0.635cm">
              <text:p text:style-name="P1"><text:span text:style-name="T1">0B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0.635cm">
              <text:p text:style-name="P1"><text:span text:style-name="T1">0C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0.635cm">
              <text:p text:style-name="P1"><text:span text:style-name="T1">0D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0.635cm">
              <text:p text:style-name="P1"><text:span text:style-name="T1">0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0.635cm">
              <text:p text:style-name="P1"><text:span text:style-name="T1">0F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1.27cm">
              <text:p text:style-name="P1"><text:span text:style-name="T1">1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1.27cm">
              <text:p text:style-name="P1"><text:span text:style-name="T1">11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1.27cm">
              <text:p text:style-name="P1"><text:span text:style-name="T1">12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1.27cm">
              <text:p text:style-name="P1"><text:span text:style-name="T1">1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1.27cm">
              <text:p text:style-name="P1"><text:span text:style-name="T1">14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1.27cm">
              <text:p text:style-name="P1"><text:span text:style-name="T1">15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1.27cm">
              <text:p text:style-name="P1"><text:span text:style-name="T1">16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1.27cm">
              <text:p text:style-name="P1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1.27cm">
              <text:p text:style-name="P1"><text:span text:style-name="T1">18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1.27cm">
              <text:p text:style-name="P1"><text:span text:style-name="T1">19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1.27cm">
              <text:p text:style-name="P1"><text:span text:style-name="T1">1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1.27cm">
              <text:p text:style-name="P1"><text:span text:style-name="T1">1B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1.27cm">
              <text:p text:style-name="P1"><text:span text:style-name="T1">1C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1.27cm">
              <text:p text:style-name="P1"><text:span text:style-name="T1">1D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1.27cm">
              <text:p text:style-name="P1"><text:span text:style-name="T1">1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1.27cm">
              <text:p text:style-name="P1"><text:span text:style-name="T1">1F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1.905cm">
              <text:p text:style-name="P1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1.90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2.54cm">
              <text:p text:style-name="P1"><text:span text:style-name="T1">3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2.54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3.175cm">
              <text:p text:style-name="P1"><text:span text:style-name="T1">4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3.17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3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3.81cm">
              <text:p text:style-name="P1"><text:span text:style-name="T1">5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3.81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4.445cm">
              <text:p text:style-name="P1"><text:span text:style-name="T1">6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4.44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4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5.08cm">
              <text:p text:style-name="P1"><text:span text:style-name="T1">7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5.08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5.715cm">
              <text:p text:style-name="P1"><text:span text:style-name="T1">8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5.71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5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6.35cm">
              <text:p text:style-name="P1"><text:span text:style-name="T1">9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6.3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6.985cm">
              <text:p text:style-name="P1"><text:span text:style-name="T1">A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6.98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6.9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7.62cm">
              <text:p text:style-name="P1"><text:span text:style-name="T1">B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7.62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8.255cm">
              <text:p text:style-name="P1"><text:span text:style-name="T1">C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8.25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8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8.89cm">
              <text:p text:style-name="P1"><text:span text:style-name="T1">D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8.89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9.525cm">
              <text:p text:style-name="P1"><text:span text:style-name="T1">E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9.525cm">
              <text:p text:style-name="P1"><text:span text:style-name="T1">0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9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0.476cm" svg:y="10.16cm">
              <text:p text:style-name="P1"><text:span text:style-name="T1">F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0.63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111cm" svg:y="10.16cm">
              <text:p text:style-name="P1"><text:span text:style-name="T1">F1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27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.746cm" svg:y="10.16cm">
              <text:p text:style-name="P1"><text:span text:style-name="T1">F2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.90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2.381cm" svg:y="10.16cm">
              <text:p text:style-name="P1"><text:span text:style-name="T1">F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2.54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016cm" svg:y="10.16cm">
              <text:p text:style-name="P1"><text:span text:style-name="T1">F4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17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3.651cm" svg:y="10.16cm">
              <text:p text:style-name="P1"><text:span text:style-name="T1">F5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3.81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286cm" svg:y="10.16cm">
              <text:p text:style-name="P1"><text:span text:style-name="T1">F6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4.44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4.921cm" svg:y="10.16cm">
              <text:p text:style-name="P1"><text:span text:style-name="T1">F7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08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5.556cm" svg:y="10.16cm">
              <text:p text:style-name="P1"><text:span text:style-name="T1">F8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5.71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191cm" svg:y="10.16cm">
              <text:p text:style-name="P1"><text:span text:style-name="T1">F9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3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6.826cm" svg:y="10.16cm">
              <text:p text:style-name="P1"><text:span text:style-name="T1">F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6.98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7.461cm" svg:y="10.16cm">
              <text:p text:style-name="P1"><text:span text:style-name="T1">FB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7.62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096cm" svg:y="10.16cm">
              <text:p text:style-name="P1"><text:span text:style-name="T1">FC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25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8.731cm" svg:y="10.16cm">
              <text:p text:style-name="P1"><text:span text:style-name="T1">FD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8.89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9.366cm" svg:y="10.16cm">
              <text:p text:style-name="P1"><text:span text:style-name="T1">F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9.525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0.952cm" svg:height="0.635cm" svg:x="10.001cm" svg:y="10.16cm">
              <text:p text:style-name="P1"><text:span text:style-name="T1">FF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5cm" svg:x="10.16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10.16cm" svg:height="0.635cm" svg:x="0.635cm" svg:y="0cm">
              <text:p text:style-name="P4"><text:span text:style-name="T2">128 or 256 pixels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4.286cm" svg:y1="0.317cm" svg:x2="0.635cm" svg:y2="0.317cm">
              <text:p/>
            </draw:line>
            <draw:line draw:style-name="gr4" draw:text-style-name="P3" draw:layer="layout" svg:x1="7.143cm" svg:y1="0.317cm" svg:x2="10.795cm" svg:y2="0.317cm">
              <text:p/>
            </draw:line>
          </draw:g>
          <draw:g>
            <draw:custom-shape draw:style-name="gr3" draw:text-style-name="P5" draw:layer="layout" svg:width="10.16cm" svg:height="0.635cm" draw:transform="rotate (1.5707963267949) translate (0cm 10.795cm)">
              <text:p text:style-name="P4"><text:span text:style-name="T2">128 or 256 pixels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0.317cm" svg:y1="7.144cm" svg:x2="0.317cm" svg:y2="10.795cm">
              <text:p/>
            </draw:line>
            <draw:line draw:style-name="gr4" draw:text-style-name="P3" draw:layer="layout" svg:x1="0.317cm" svg:y1="4.287cm" svg:x2="0.317cm" svg:y2="0.635cm">
              <text:p/>
            </draw: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47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18T16:57:42.527000000</meta:creation-date>
    <dc:date>2022-10-19T11:24:33.406000000</dc:date>
    <dc:creator>Peter Weingartner</dc:creator>
    <meta:editing-duration>PT5M28S</meta:editing-duration>
    <meta:editing-cycles>3</meta:editing-cycles>
    <meta:generator>LibreOffice/7.2.2.2$Windows_X86_64 LibreOffice_project/02b2acce88a210515b4a5bb2e46cbfb63fe97d56</meta:generator>
    <meta:document-statistic meta:object-count="777"/>
  </office:meta>
</office:document-meta>
</file>